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Inconsolata, monospace, arial, sans, sans-serif" svg:font-family="'Inconsolata, monospace, arial, sans, sans-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329.1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436.85pt"/>
    </style:style>
    <style:style style:name="co6" style:family="table-column">
      <style:table-column-properties fo:break-before="auto" style:column-width="241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57.66pt"/>
    </style:style>
    <style:style style:name="co9" style:family="table-column">
      <style:table-column-properties fo:break-before="auto" style:column-width="52.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31.24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37.5pt"/>
    </style:style>
    <style:style style:name="co16" style:family="table-column">
      <style:table-column-properties fo:break-before="auto" style:column-width="63.21pt"/>
    </style:style>
    <style:style style:name="co17" style:family="table-column">
      <style:table-column-properties fo:break-before="auto" style:column-width="27.1pt"/>
    </style:style>
    <style:style style:name="co18" style:family="table-column">
      <style:table-column-properties fo:break-before="auto" style:column-width="86.09pt"/>
    </style:style>
    <style:style style:name="co19" style:family="table-column">
      <style:table-column-properties fo:break-before="auto" style:column-width="200.01pt"/>
    </style:style>
    <style:style style:name="co20" style:family="table-column">
      <style:table-column-properties fo:break-before="auto" style:column-width="14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9.01pt" fo:break-before="auto" style:use-optimal-row-height="false"/>
    </style:style>
    <style:style style:name="ta1" style:family="table" style:master-page-name="PageStyle_5f_Test_20_Guide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Change_20_Log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4151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4151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4292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bold" style:font-weight-asian="bold" style:font-size-complex="10pt" style:font-size-asian="10pt" style:font-name-complex="Times New Roman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Times New Roman" style:font-style-complex="normal" style:font-style-asian="normal" style:font-size-complex="10pt" style:font-size-asian="10pt" style:font-name-complex="Times New Roman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3" style:family="text">
      <style:text-properties style:font-style-complex="normal" fo:color="#000000" fo:text-shadow="none" style:font-style-asian="normal" style:font-weight-complex="bold" style:font-weight-asian="bold" style:font-size-complex="10pt" style:font-size-asian="10pt" style:font-name-complex="Times New Roman" style:text-outline="false" fo:font-style="normal" style:text-line-through-type="none" style:text-underline-style="none" style:text-underline-color="font-color" fo:font-weight="bold" fo:font-size="10pt" style:font-name="Times New Roman" style:text-position="0% 100%"/>
    </style:style>
    <style:style style:name="T4" style:family="text">
      <style:text-properties style:font-style-complex="normal" fo:color="#000000" fo:text-shadow="none" style:font-style-asian="normal" style:font-size-complex="10pt" style:font-size-asian="10pt" style:font-name-complex="Times New Roman" style:text-outline="false" fo:font-style="normal" style:text-line-through-type="none" style:text-underline-style="none" style:text-underline-color="font-color" fo:font-size="10pt" style:font-name="Times New Roman" style:text-position="0% 10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0pt" style:font-size-asian="10pt" style:font-name-complex="Times New Roman" style:text-outline="false" fo:font-style="normal" style:text-line-through-type="none" style:text-underline-style="none" style:text-underline-color="font-color" fo:font-size="10pt" style:font-name="Times New Roman" style:text-position="0% 100%" fo:font-weight="bold" style:font-weight-asian="bold" style:font-weight-complex="bold"/>
    </style:style>
    <style:style style:name="T6" style:family="text">
      <style:text-properties style:font-name="Times New Roman" style:font-style-complex="normal" style:font-style-asian="normal" style:font-weight-complex="normal" style:font-weight-asian="normal" style:font-size-complex="11pt" style:font-size-asian="11pt" style:font-name-complex="Times New Roman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Times New Roman" style:font-style-complex="normal" style:font-style-asian="normal" style:font-size-complex="11pt" style:font-size-asian="11pt" style:font-name-complex="Times New Roman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8" style:family="text">
      <style:text-properties style:font-name="Inconsolata, monospace, arial, sans, sans-serif" style:font-style-complex="normal" style:font-style-asian="normal" style:font-weight-complex="normal" style:font-weight-asian="normal" style:font-size-complex="11pt" style:font-size-asian="11pt" style:font-name-complex="Inconsolata, monospace, arial, sans, sans-serif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" style:family="text">
      <style:text-properties style:font-name="Inconsolata, monospace, arial, sans, sans-serif" style:font-style-complex="normal" style:font-style-asian="normal" style:font-size-complex="11pt" style:font-size-asian="11pt" style:font-name-complex="Inconsolata, monospace, arial, sans, sans-serif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0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2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Times New Roman" style:text-outline="false" fo:font-style="normal" style:text-line-through-type="none" style:text-underline-style="none" style:text-underline-color="font-color" fo:font-weight="normal" fo:font-size="11pt" style:font-name="Times New Roman" style:text-position="0% 100%"/>
    </style:style>
    <style:style style:name="T13" style:family="text">
      <style:text-properties style:font-style-complex="normal" fo:color="#000000" fo:text-shadow="none" style:font-style-asian="normal" style:font-size-complex="11pt" style:font-size-asian="11pt" style:font-name-complex="Times New Roman" style:text-outline="false" fo:font-style="normal" style:text-line-through-type="none" style:text-underline-style="none" style:text-underline-color="font-color" fo:font-size="11pt" style:font-name="Times New Roman" style:text-position="0% 100%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size-complex="11pt" style:font-size-asian="11pt" style:font-name-complex="Times New Roman" style:text-outline="false" fo:font-style="normal" style:text-line-through-type="none" style:text-underline-style="none" style:text-underline-color="font-color" fo:font-size="11pt" style:font-name="Times New Roman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Gui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any: </text:p>
          </table:table-cell>
          <table:covered-table-cell table:style-name="ce10"/>
          <table:table-cell table:style-name="ce1" office:value-type="string" calcext:value-type="string" table:number-columns-spanned="8" table:number-rows-spanned="1">
            <text:p>AD Porfolio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Project</text:p>
          </table:table-cell>
          <table:covered-table-cell table:style-name="ce10"/>
          <table:table-cell table:style-name="ce1" office:value-type="string" calcext:value-type="string" table:number-columns-spanned="8" table:number-rows-spanned="1">
            <text:p>AD Porfolio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Priority: </text:p>
          </table:table-cell>
          <table:covered-table-cell table:style-name="ce11"/>
          <table:table-cell table:style-name="ce17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Version:</text:p>
          </table:table-cell>
          <table:covered-table-cell table:style-name="ce12"/>
          <table:table-cell table:style-name="ce18" office:value-type="float" office:value="1" calcext:value-type="float" table:number-columns-spanned="8" table:number-rows-spanned="1">
            <text:p>1.0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1">
          <table:table-cell table:style-name="ce3" office:value-type="string" calcext:value-type="string">
            <text:p>Test Designed Date:</text:p>
          </table:table-cell>
          <table:table-cell table:style-name="ce3"/>
          <table:table-cell table:style-name="ce19" office:value-type="date" office:date-value="2023-01-14" calcext:value-type="date" table:number-columns-spanned="8" table:number-rows-spanned="1">
            <text:p>1/14/2023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Test Execution Date</text:p>
          </table:table-cell>
          <table:covered-table-cell table:style-name="ce13"/>
          <table:table-cell table:style-name="ce19" office:value-type="date" office:date-value="2023-01-15" calcext:value-type="date" table:number-columns-spanned="8" table:number-rows-spanned="1">
            <text:p>1/15/2023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2" table:number-rows-spanned="1">
            <text:p>Tester:</text:p>
          </table:table-cell>
          <table:covered-table-cell table:style-name="ce13"/>
          <table:table-cell table:style-name="ce17" office:value-type="string" calcext:value-type="string" table:number-columns-spanned="8" table:number-rows-spanned="1">
            <text:p>Alex Downer</text:p>
          </table:table-cell>
          <table:covered-table-cell table:number-columns-repeated="6" table:style-name="ce14"/>
          <table:covered-table-cell table:style-name="ce10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1">
            <text:p>Simple Calculator Application</text:p>
          </table:table-cell>
          <table:covered-table-cell table:number-columns-repeated="8" table:style-name="ce14"/>
          <table:covered-table-cell table:style-name="ce10"/>
          <table:table-cell table:number-columns-repeated="1014"/>
        </table:table-row>
        <table:table-row table:style-name="ro4">
          <table:table-cell table:style-name="ce6" office:value-type="string" calcext:value-type="string">
            <text:p>Test ID#</text:p>
          </table:table-cell>
          <table:table-cell table:style-name="ce15" office:value-type="string" calcext:value-type="string">
            <text:p>Status</text:p>
          </table:table-cell>
          <table:table-cell table:style-name="ce6" office:value-type="string" calcext:value-type="string">
            <text:p>Test Cases</text:p>
          </table:table-cell>
          <table:table-cell table:style-name="ce15" office:value-type="string" calcext:value-type="string">
            <text:p>Test Data Set</text:p>
          </table:table-cell>
          <table:table-cell table:style-name="ce6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15" office:value-type="string" calcext:value-type="string">
            <text:p>Bug Identified (#)</text:p>
          </table:table-cell>
          <table:table-cell table:style-name="ce15" office:value-type="string" calcext:value-type="string">
            <text:p>Defect Identified</text:p>
          </table:table-cell>
          <table:table-cell table:style-name="ce15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Test_1</text:p>
          </table:table-cell>
          <table:table-cell table:style-name="ce16" office:value-type="string" calcext:value-type="string" table:number-columns-spanned="1" table:number-rows-spanned="5">
            <text:p>PASS</text:p>
          </table:table-cell>
          <table:table-cell table:style-name="ce20" office:value-type="string" calcext:value-type="string" table:number-columns-spanned="1" table:number-rows-spanned="5">
            <text:p>Verify that the calculator can perform basic arithmetic operations (addition, subtraction, multiplication, and division) and return the correct results</text:p>
          </table:table-cell>
          <table:table-cell table:style-name="ce21" office:value-type="string" calcext:value-type="string" table:number-columns-spanned="1" table:number-rows-spanned="2">
            <text:p>a. [5+5]</text:p>
          </table:table-cell>
          <table:table-cell table:style-name="ce27" office:value-type="string" calcext:value-type="string">
            <text:p><text:span text:style-name="T1">1. Navigation:</text:span><text:span text:style-name="T2"> Navigate to "https://www.theonlinecalculator.com/" Website then locate calculator GUI</text:span></text:p>
          </table:table-cell>
          <table:table-cell table:style-name="ce21" office:value-type="string" calcext:value-type="string" table:number-columns-spanned="1" table:number-rows-spanned="2">
            <text:p><text:span text:style-name="T6">a. [5+5] = </text:span><text:span text:style-name="T7">10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covered-table-cell table:style-name="ce9"/>
          <table:table-cell table:style-name="ce28" office:value-type="string" calcext:value-type="string">
            <text:p><text:span text:style-name="T1">2. Addition:</text:span><text:span text:style-name="T2"> on the calculator GUI select 5 followed by adddition sign "+" followed by another 5 then press enter</text:span></text:p>
          </table:table-cell>
          <table:covered-table-cell table:style-name="ce9"/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>
            <text:p>b. [10-5]</text:p>
          </table:table-cell>
          <table:table-cell table:style-name="ce28" office:value-type="string" calcext:value-type="string">
            <text:p><text:span text:style-name="T1">3. Subtraction</text:span><text:span text:style-name="T2">: on the calculator GUI select 10 followed by the substraction sign "-" followed by 5 then press enter</text:span></text:p>
          </table:table-cell>
          <table:table-cell table:style-name="ce22" office:value-type="string" calcext:value-type="string">
            <text:p><text:span text:style-name="T8">b. [10-5] = </text:span><text:span text:style-name="T9">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>
            <text:p>c. [5*5]</text:p>
          </table:table-cell>
          <table:table-cell table:style-name="ce28" office:value-type="string" calcext:value-type="string">
            <text:p><text:span text:style-name="T1">4. Multiplication: </text:span><text:span text:style-name="T2">on the calculator GUI select 5 followed by mutiplication sign "*" followed by another 5 then press enter</text:span></text:p>
          </table:table-cell>
          <table:table-cell table:style-name="ce22" office:value-type="string" calcext:value-type="string">
            <text:p><text:span text:style-name="T8">c. [5*5] = </text:span><text:span text:style-name="T9">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9"/>
          <table:table-cell table:style-name="ce22" office:value-type="string" calcext:value-type="string">
            <text:p>d. [20/5]</text:p>
          </table:table-cell>
          <table:table-cell table:style-name="ce28" office:value-type="string" calcext:value-type="string">
            <text:p><text:span text:style-name="T1">5. Division:</text:span><text:span text:style-name="T2"> on the calculator GUI select 20 followed by division sign "/" followed by 5 then press enter</text:span></text:p>
          </table:table-cell>
          <table:table-cell table:style-name="ce22" office:value-type="string" calcext:value-type="string">
            <text:p><text:span text:style-name="T8">d. [20/5] = </text:span><text:span text:style-name="T9">4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Test_2</text:p>
          </table:table-cell>
          <table:table-cell table:style-name="ce16" office:value-type="string" calcext:value-type="string" table:number-columns-spanned="1" table:number-rows-spanned="6">
            <text:p>PASS</text:p>
          </table:table-cell>
          <table:table-cell table:style-name="ce20" office:value-type="string" calcext:value-type="string" table:number-columns-spanned="1" table:number-rows-spanned="6">
            <text:p>Verify that the calculator can perform more advanced mathematical operations (square root, square, displaying pie as [π= 3.141592654], and rounding up/down to two/one decimal place) and return the correct results</text:p>
          </table:table-cell>
          <table:table-cell table:style-name="ce23" office:value-type="string" calcext:value-type="string">
            <text:p>a. [√25]</text:p>
          </table:table-cell>
          <table:table-cell table:style-name="ce29" office:value-type="string" calcext:value-type="string">
            <text:p><text:span text:style-name="T1">1. Square-root:</text:span><text:span text:style-name="T2"> on the calculator GUI select 25 followed by the square root sign "√x" </text:span></text:p>
          </table:table-cell>
          <table:table-cell table:style-name="ce23" office:value-type="string" calcext:value-type="string">
            <text:p><text:span text:style-name="T6">a. [√25] = </text:span><text:span text:style-name="T7">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3" office:value-type="string" calcext:value-type="string">
            <text:p>b. [5²]</text:p>
          </table:table-cell>
          <table:table-cell table:style-name="ce29" office:value-type="string" calcext:value-type="string">
            <text:p><text:span text:style-name="T1">2. Square:</text:span><text:span text:style-name="T2"> on the calculator GUI select the square sign "X²" followed by pressing 5 </text:span></text:p>
          </table:table-cell>
          <table:table-cell table:style-name="ce23" office:value-type="string" calcext:value-type="string">
            <text:p><text:span text:style-name="T6">b. [5²] = </text:span><text:span text:style-name="T7">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<text:span text:style-name="T1">3. Percentage: </text:span><text:span text:style-name="T2">on the calculator GUI select 25 followed by the percentage sign "%" </text:span></text:p>
          </table:table-cell>
          <table:table-cell table:style-name="ce34" office:value-type="string" calcext:value-type="string">
            <text:p><text:span text:style-name="T10">% of 25 =</text:span><text:span text:style-name="T11"> 0.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3" office:value-type="string" calcext:value-type="string">
            <text:p>N/A</text:p>
          </table:table-cell>
          <table:table-cell table:style-name="ce30" office:value-type="string" calcext:value-type="string">
            <text:p><text:span text:style-name="T1">4. Pie: </text:span><text:span text:style-name="T2">on the calculator GUI press "π"</text:span></text:p>
          </table:table-cell>
          <table:table-cell table:style-name="ce23" office:value-type="string" calcext:value-type="string">
            <text:p><text:span text:style-name="T6">Displays the value of π as </text:span><text:span text:style-name="T7">3.141592654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3" office:value-type="string" calcext:value-type="string">
            <text:p>A. 25.888, B.25.123</text:p>
          </table:table-cell>
          <table:table-cell table:style-name="ce31" office:value-type="string" calcext:value-type="string">
            <text:p><text:span text:style-name="T3">5. A. Round up two decimal places: </text:span><text:span text:style-name="T4">on the calculator GUI select 25.888 then press the "R2"</text:span><text:span text:style-name="T5">, B. Round up two decimal places: </text:span><text:span text:style-name="T4">select 25.123 then press the "R2"</text:span></text:p>
          </table:table-cell>
          <table:table-cell table:style-name="ce23" office:value-type="string" calcext:value-type="string">
            <text:p><text:span text:style-name="T12">A. 25.888 [R2] = </text:span><text:span text:style-name="T13">25.89</text:span><text:span text:style-name="T14">, B. 25.123 [R2] = </text:span><text:span text:style-name="T13">25.12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A. 25.888, B.25.123</text:p>
          </table:table-cell>
          <table:table-cell table:style-name="ce31" office:value-type="string" calcext:value-type="string">
            <text:p><text:span text:style-name="T3">6. A. Round up one decimal places: </text:span><text:span text:style-name="T4">on the calculator GUI select 25.888 then press the "R0"</text:span><text:span text:style-name="T5">, B. Round down one decimal places: </text:span><text:span text:style-name="T4">select 25.123 then press the "R0"</text:span></text:p>
          </table:table-cell>
          <table:table-cell table:style-name="ce23" office:value-type="string" calcext:value-type="string">
            <text:p><text:span text:style-name="T12">A. 25.888 [R0] = </text:span><text:span text:style-name="T13">26</text:span><text:span text:style-name="T14">, B. 25.123 [R0] = </text:span><text:span text:style-name="T13">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Test_3</text:p>
          </table:table-cell>
          <table:table-cell table:style-name="ce16" office:value-type="string" calcext:value-type="string" table:number-columns-spanned="1" table:number-rows-spanned="4">
            <text:p>PASS</text:p>
          </table:table-cell>
          <table:table-cell table:style-name="ce20" office:value-type="string" calcext:value-type="string" table:number-columns-spanned="1" table:number-rows-spanned="4">
            <text:p>Verify that the calculator can handle decimal numbers and return the correct results for calculations involving decimals</text:p>
          </table:table-cell>
          <table:table-cell table:style-name="ce21" office:value-type="string" calcext:value-type="string">
            <text:p>a. [5.5+5.5]</text:p>
          </table:table-cell>
          <table:table-cell table:style-name="ce31" office:value-type="string" calcext:value-type="string">
            <text:p><text:span text:style-name="T1">1. Adding decimal numbers: </text:span><text:span text:style-name="T2">on the calculator GUI select 5.5 followed by the addition sign "+" then selct 5.5 again</text:span></text:p>
          </table:table-cell>
          <table:table-cell table:style-name="ce24" office:value-type="string" calcext:value-type="string">
            <text:p><text:span text:style-name="T8">a. [5.5+5.5] = </text:span><text:span text:style-name="T9">11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b. [10.5-5.5]</text:p>
          </table:table-cell>
          <table:table-cell table:style-name="ce31" office:value-type="string" calcext:value-type="string">
            <text:p><text:span text:style-name="T1">2. Substracting decimal numbers: </text:span><text:span text:style-name="T2">on the calculator GUI select 5.5 followed by the subtraction sign "-" then select 5.5 again</text:span></text:p>
          </table:table-cell>
          <table:table-cell table:style-name="ce24" office:value-type="string" calcext:value-type="string">
            <text:p><text:span text:style-name="T8">b. [10.5-5.5] = </text:span><text:span text:style-name="T9">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c. [5.5*5.5]</text:p>
          </table:table-cell>
          <table:table-cell table:style-name="ce31" office:value-type="string" calcext:value-type="string">
            <text:p><text:span text:style-name="T1">3. Multiplying decimal numbers: </text:span><text:span text:style-name="T2">on the calculator GUI select 5.5 followed by the multiplication sign "/" then select 5.5 </text:span></text:p>
          </table:table-cell>
          <table:table-cell table:style-name="ce21" office:value-type="string" calcext:value-type="string">
            <text:p><text:span text:style-name="T6">c. [5.5*5.5] = </text:span><text:span text:style-name="T7">30.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covered-table-cell table:number-columns-repeated="3" table:style-name="ce9"/>
          <table:table-cell table:style-name="ce24" office:value-type="string" calcext:value-type="string">
            <text:p>d. [20.5/5.5] </text:p>
          </table:table-cell>
          <table:table-cell table:style-name="ce32" office:value-type="string" calcext:value-type="string">
            <text:p><text:span text:style-name="T1">4. Dividing decimal numbers: </text:span><text:span text:style-name="T2">on the calculator GUI select 20.5 followed by the division sign "/" then select 5.5 </text:span></text:p>
          </table:table-cell>
          <table:table-cell table:style-name="ce24" office:value-type="string" calcext:value-type="string">
            <text:p><text:span text:style-name="T8">d. [20.5/5.5] = </text:span><text:span text:style-name="T9">3.7272727273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Test_4</text:p>
          </table:table-cell>
          <table:table-cell table:style-name="ce16" office:value-type="string" calcext:value-type="string" table:number-columns-spanned="1" table:number-rows-spanned="4">
            <text:p>PASS</text:p>
          </table:table-cell>
          <table:table-cell table:style-name="ce20" office:value-type="string" calcext:value-type="string" table:number-columns-spanned="1" table:number-rows-spanned="4">
            <text:p>Verify that the calculator can handle negative numbers and return the correct results for calculations involving negative numbers</text:p>
          </table:table-cell>
          <table:table-cell table:style-name="ce21" office:value-type="string" calcext:value-type="string">
            <text:p>a. [-5+5]</text:p>
          </table:table-cell>
          <table:table-cell table:style-name="ce31" office:value-type="string" calcext:value-type="string">
            <text:p><text:span text:style-name="T1">1. Adding negative numbers: </text:span><text:span text:style-name="T2">on the calculator GUI select -5 followed by the addition sign "+" then selct 5 again</text:span></text:p>
          </table:table-cell>
          <table:table-cell table:style-name="ce21" office:value-type="string" calcext:value-type="string">
            <text:p><text:span text:style-name="T6">a. [-5+5] = </text:span><text:span text:style-name="T7">0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b. [-10-5]</text:p>
          </table:table-cell>
          <table:table-cell table:style-name="ce31" office:value-type="string" calcext:value-type="string">
            <text:p><text:span text:style-name="T1">2. Substracting negative numbers: </text:span><text:span text:style-name="T2">on the calculator GUI select -10 followed by the subtraction sign "-" then select 5 again</text:span></text:p>
          </table:table-cell>
          <table:table-cell table:style-name="ce21" office:value-type="string" calcext:value-type="string">
            <text:p><text:span text:style-name="T6">b. [-10-5] = </text:span><text:span text:style-name="T7">-1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c. [-5*5]</text:p>
          </table:table-cell>
          <table:table-cell table:style-name="ce31" office:value-type="string" calcext:value-type="string">
            <text:p><text:span text:style-name="T1">3. Multiplying negative numbers: </text:span><text:span text:style-name="T2">on the calculator GUI select -5 followed by the multiplication sign "*" then select 5 </text:span></text:p>
          </table:table-cell>
          <table:table-cell table:style-name="ce21" office:value-type="string" calcext:value-type="string">
            <text:p><text:span text:style-name="T6">c. [-5*5] = </text:span><text:span text:style-name="T7">-25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9"/>
          <table:table-cell table:style-name="ce21" office:value-type="string" calcext:value-type="string">
            <text:p>d. [-20/5]</text:p>
          </table:table-cell>
          <table:table-cell table:style-name="ce32" office:value-type="string" calcext:value-type="string">
            <text:p><text:span text:style-name="T1">4. Dividing negative numbers: </text:span><text:span text:style-name="T2">on the calculator GUI select -20 followed by the division sign "/" then select 5</text:span></text:p>
          </table:table-cell>
          <table:table-cell table:style-name="ce21" office:value-type="string" calcext:value-type="string">
            <text:p><text:span text:style-name="T6">d. [-20/5] = </text:span><text:span text:style-name="T7">-4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Test_5</text:p>
          </table:table-cell>
          <table:table-cell table:style-name="ce16" office:value-type="string" calcext:value-type="string" table:number-columns-spanned="1" table:number-rows-spanned="4">
            <text:p>PASS</text:p>
          </table:table-cell>
          <table:table-cell table:style-name="ce20" office:value-type="string" calcext:value-type="string" table:number-columns-spanned="1" table:number-rows-spanned="4">
            <text:p>Verify that the calculator can handle large numbers and return the correct results for calculations involving large numbers.</text:p>
          </table:table-cell>
          <table:table-cell table:style-name="ce21" office:value-type="string" calcext:value-type="string">
            <text:p>a. [123,456,789+1,000,000]</text:p>
          </table:table-cell>
          <table:table-cell table:style-name="ce27" office:value-type="string" calcext:value-type="string">
            <text:p><text:span text:style-name="T1">1. Adding negative numbers:</text:span><text:span text:style-name="T2"> on the calculator GUI select 123,456,789 followed by the addition sign "+" then selct 1,000,000 then press enter</text:span></text:p>
          </table:table-cell>
          <table:table-cell table:style-name="ce21" office:value-type="string" calcext:value-type="string">
            <text:p><text:span text:style-name="T6">a. [123,456,789+1,000,000] = </text:span><text:span text:style-name="T7">124, 456, 789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b. [123,456,789-1,000,000]</text:p>
          </table:table-cell>
          <table:table-cell table:style-name="ce27" office:value-type="string" calcext:value-type="string">
            <text:p><text:span text:style-name="T1">2. Substracting negative numbers:</text:span><text:span text:style-name="T2"> on the calculator GUI select 123,456,789 followed by the subtraction sign "-" then select 1,000,000 then press enter</text:span></text:p>
          </table:table-cell>
          <table:table-cell table:style-name="ce21" office:value-type="string" calcext:value-type="string">
            <text:p><text:span text:style-name="T6">b. [123,456,789-1,000,000] =</text:span><text:span text:style-name="T7"> 122, 456, 789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8"/>
          <table:table-cell table:style-name="ce21" office:value-type="string" calcext:value-type="string">
            <text:p>c. [123,456,789*1,000]</text:p>
          </table:table-cell>
          <table:table-cell table:style-name="ce27" office:value-type="string" calcext:value-type="string">
            <text:p><text:span text:style-name="T1">3. Multiplying negative numbers:</text:span><text:span text:style-name="T2"> on the calculator GUI select 123,456,789 followed by the multiplication sign "/" then select 1,000,000 then press enter</text:span></text:p>
          </table:table-cell>
          <table:table-cell table:style-name="ce21" office:value-type="string" calcext:value-type="string">
            <text:p><text:span text:style-name="T6">c. [123,456,789*1,000] = </text:span><text:span text:style-name="T7">123, 456, 789, 000, 000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>
          <table:covered-table-cell table:number-columns-repeated="3" table:style-name="ce9"/>
          <table:table-cell table:style-name="ce21" office:value-type="string" calcext:value-type="string">
            <text:p>d. [123,456,789/1,000,000]</text:p>
          </table:table-cell>
          <table:table-cell table:style-name="ce33" office:value-type="string" calcext:value-type="string">
            <text:p><text:span text:style-name="T1">4. Dividing negative numbers:</text:span><text:span text:style-name="T2"> on the calculator GUI select 123,456,789 followed by the division sign "/" then select 1,000,000 then press enter</text:span></text:p>
          </table:table-cell>
          <table:table-cell table:style-name="ce21" office:value-type="string" calcext:value-type="string">
            <text:p><text:span text:style-name="T6">d. [123,456,789/1,000,000] = </text:span><text:span text:style-name="T7">123.456789</text:span></text:p>
          </table:table-cell>
          <table:table-cell table:style-name="ce34" office:value-type="string" calcext:value-type="string">
            <text:p>Same</text:p>
          </table:table-cell>
          <table:table-cell table:style-name="ce21" table:number-columns-repeated="3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style-name="ce35" table:number-columns-repeated="5"/>
          <table:table-cell table:number-columns-repeated="1014"/>
        </table:table-row>
        <table:table-row table:style-name="ro1" table:number-rows-repeated="980">
          <table:table-cell table:number-columns-repeated="3"/>
          <table:table-cell table:style-name="ce26" table:number-columns-repeated="2"/>
          <table:table-cell table:style-name="ce35" table:number-columns-repeated="5"/>
          <table:table-cell table:number-columns-repeated="1014"/>
        </table:table-row>
        <table:table-row table:style-name="ro6" table:number-rows-repeated="1047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gress Report" table:style-name="ta2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18" table:default-cell-style-name="Default"/>
        <table:table-row table:style-name="ro6" table:number-rows-repeated="2">
          <table:table-cell table:number-columns-repeated="1024"/>
        </table:table-row>
        <table:table-row table:style-name="ro1">
          <table:table-cell table:style-name="ce37"/>
          <table:table-cell table:style-name="ce39" office:value-type="string" calcext:value-type="string" table:number-columns-spanned="10" table:number-rows-spanned="1">
            <text:p>Simple Calculator Application Progress Report</text:p>
          </table:table-cell>
          <table:covered-table-cell table:number-columns-repeated="8" table:style-name="ce14"/>
          <table:covered-table-cell table:style-name="ce10"/>
          <table:table-cell table:number-columns-repeated="1013"/>
        </table:table-row>
        <table:table-row table:style-name="ro7">
          <table:table-cell table:style-name="ce38"/>
          <table:table-cell table:style-name="ce40" office:value-type="string" calcext:value-type="string">
            <text:p>Total test cases </text:p>
          </table:table-cell>
          <table:table-cell table:style-name="ce40" office:value-type="string" calcext:value-type="string">
            <text:p>Pass</text:p>
          </table:table-cell>
          <table:table-cell table:style-name="ce40" office:value-type="string" calcext:value-type="string">
            <text:p>Fail</text:p>
          </table:table-cell>
          <table:table-cell table:style-name="ce40" office:value-type="string" calcext:value-type="string">
            <text:p>Block</text:p>
          </table:table-cell>
          <table:table-cell table:style-name="ce40" office:value-type="string" calcext:value-type="string">
            <text:p>In-progress</text:p>
          </table:table-cell>
          <table:table-cell table:style-name="ce40" office:value-type="string" calcext:value-type="string">
            <text:p>Re-testing</text:p>
          </table:table-cell>
          <table:table-cell table:style-name="ce40" office:value-type="string" calcext:value-type="string">
            <text:p>Re-tested (%)</text:p>
          </table:table-cell>
          <table:table-cell table:style-name="ce40" office:value-type="string" calcext:value-type="string">
            <text:p>Pass (%)</text:p>
          </table:table-cell>
          <table:table-cell table:style-name="ce40" office:value-type="string" calcext:value-type="string">
            <text:p>Blocked</text:p>
          </table:table-cell>
          <table:table-cell table:style-name="ce40" office:value-type="string" calcext:value-type="string">
            <text:p>Fail (%)</text:p>
          </table:table-cell>
          <table:table-cell table:number-columns-repeated="1013"/>
        </table:table-row>
        <table:table-row table:style-name="ro8">
          <table:table-cell/>
          <table:table-cell table:number-columns-repeated="2" table:style-name="ce41" office:value-type="float" office:value="5" calcext:value-type="float">
            <text:p>5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5" table:formula="of:=IFERROR([.B5]/[.G5]; 0)" office:value-type="percentage" office:value="0" calcext:value-type="percentage">
            <text:p>0.00%</text:p>
          </table:table-cell>
          <table:table-cell table:style-name="ce45" table:formula="of:=IFERROR([.B5]/[.B5]; 0)" office:value-type="percentage" office:value="1" calcext:value-type="percentage">
            <text:p>100.00%</text:p>
          </table:table-cell>
          <table:table-cell table:style-name="ce45" table:formula="of:=IFERROR([.B5]/[.E5]; 0)" office:value-type="percentage" office:value="0" calcext:value-type="percentage">
            <text:p>0.00%</text:p>
          </table:table-cell>
          <table:table-cell table:style-name="ce45" table:formula="of:=IFERROR([.B5]/[.E5]; 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7">
          <table:table-cell/>
          <table:table-cell table:style-name="ce42" office:value-type="string" calcext:value-type="string">
            <text:p>Summary: </text:p>
          </table:table-cell>
          <table:table-cell table:style-name="ce43" office:value-type="string" calcext:value-type="string" table:number-columns-spanned="9" table:number-rows-spanned="1">
            <text:p>All test cases were successful, and the calculator application is operating as expected.</text:p>
          </table:table-cell>
          <table:covered-table-cell table:number-columns-repeated="7" table:style-name="ce44"/>
          <table:covered-table-cell table:style-name="ce13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>
            <draw:frame table:end-cell-address="'Progress Report'.L15" table:end-x="46.66pt" table:end-y="15.73pt" draw:z-index="0" draw:name="Chart 1" draw:style-name="gr1" draw:text-style-name="P1" svg:width="649.47pt" svg:height="125.97pt" svg:x="0.74pt" svg:y="0pt">
              <draw:object draw:notify-on-update-of-ranges="'Progress Report'.I4:'Progress Report'.K4 'Progress Report'.I5:'Progress Report'.K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nge Log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20" table:default-cell-style-name="Default"/>
        <table:table-row table:style-name="ro6">
          <table:table-cell table:number-columns-repeated="1024"/>
        </table:table-row>
        <table:table-row table:style-name="ro1">
          <table:table-cell table:style-name="ce38"/>
          <table:table-cell table:style-name="ce46" office:value-type="string" calcext:value-type="string">
            <text:p>Date </text:p>
          </table:table-cell>
          <table:table-cell table:style-name="ce46" office:value-type="string" calcext:value-type="string">
            <text:p>Summary </text:p>
          </table:table-cell>
          <table:table-cell table:style-name="ce46" office:value-type="string" calcext:value-type="string">
            <text:p>Areas Affected 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date" office:date-value="2023-01-14" calcext:value-type="date">
            <text:p>1/14/2023</text:p>
          </table:table-cell>
          <table:table-cell table:style-name="ce49" office:value-type="string" calcext:value-type="string">
            <text:p>Create , Progress Report, Test Suite with Test cases and test steps</text:p>
          </table:table-cell>
          <table:table-cell table:style-name="ce49" office:value-type="string" calcext:value-type="string">
            <text:p>Test Suite &amp; Progress Report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date" office:date-value="2023-01-15" calcext:value-type="date">
            <text:p>1/15/2023</text:p>
          </table:table-cell>
          <table:table-cell table:style-name="ce49" office:value-type="string" calcext:value-type="string">
            <text:p>Successfully Execute test cases</text:p>
          </table:table-cell>
          <table:table-cell table:style-name="ce49" office:value-type="string" calcext:value-type="string">
            <text:p>Test Suite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date" office:date-value="2023-01-16" calcext:value-type="date">
            <text:p>1/16/2023</text:p>
          </table:table-cell>
          <table:table-cell table:style-name="ce49" office:value-type="string" calcext:value-type="string">
            <text:p>Submit report with Findings to developers and project management team</text:p>
          </table:table-cell>
          <table:table-cell table:style-name="ce49" office:value-type="string" calcext:value-type="string">
            <text:p>N/A</text:p>
          </table:table-cell>
          <table:table-cell table:number-columns-repeated="1020"/>
        </table:table-row>
        <table:table-row table:style-name="ro9">
          <table:table-cell/>
          <table:table-cell table:style-name="ce48" table:number-columns-repeated="3"/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Inconsolata, monospace, arial, sans, sans-serif" svg:font-family="'Inconsolata, monospace, arial, sans, sans-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Guide" style:display-name="PageStyle_Test Gu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ess_20_Report" style:display-name="PageStyle_Progress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_20_Log" style:display-name="PageStyle_Change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5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ff00" style:text-position="0% 100%" fo:font-family="Arial" fo:font-size="24pt" fo:font-style="italic" fo:font-weight="bold" style:font-family-asian="Arial" style:font-size-asian="24pt" style:font-style-asian="italic" style:font-weight-asian="bold" style:font-family-complex="Arial" style:font-size-complex="24pt" style:font-style-complex="italic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ea4335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913cm" svg:height="4.445cm" xlink:href=".." xlink:type="simple" chart:class="chart:circle" chart:style-name="ch1">
        <chart:legend chart:legend-position="end" svg:x="17.904cm" svg:y="0.453cm" style:legend-expansion="high" chart:style-name="ch2"/>
        <chart:plot-area chart:style-name="ch3" table:cell-range-address="'Progress Report'.I4:'Progress Report'.K5" chart:data-source-has-labels="row" svg:x="0.458cm" svg:y="0.088cm" svg:width="16.988cm" svg:height="4.269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6.412cm" svg:y="0.088cm" svg:width="5.08cm" svg:height="4.26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Progress Report'.I4:'Progress Report'.K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'Progress Report'.I5:'Progress Report'.K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 (%)</text:p>
                <draw:g>
                  <svg:desc>'Progress Report'.I4:'Progress Report'.K4</svg:desc>
                </draw:g>
              </table:table-cell>
              <table:table-cell office:value-type="string">
                <text:p>Blocked</text:p>
              </table:table-cell>
              <table:table-cell office:value-type="string">
                <text:p>Fail (%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Progress Report'.I5:'Progress Report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